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3">
      <style:paragraph-properties fo:text-align="end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officeooo:paragraph-rsid="00096c14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cuela Nro 4 DE 19</text:p>
      <text:p text:style-name="Title">Ricardo Guiraldes</text:p>
      <text:p text:style-name="Title"/>
      <text:p text:style-name="Title"/>
      <text:p text:style-name="Title">Planificación anual</text:p>
      <text:h text:style-name="P5" text:outline-level="1"/>
      <text:h text:style-name="P5" text:outline-level="1"/>
      <text:p text:style-name="P1"/>
      <text:h text:style-name="P5" text:outline-level="1">Quinto Grado B Turno Tarde</text:h>
      <text:h text:style-name="P5" text:outline-level="1">2017</text:h>
      <text:p text:style-name="P1"/>
      <text:p text:style-name="P1"/>
      <text:p text:style-name="P1"/>
      <text:p text:style-name="P1"/>
      <text:p text:style-name="P1"/>
      <text:h text:style-name="P3" text:outline-level="3">Alvar Maciel</text:h>
      <text:h text:style-name="P4" text:outline-level="3">Maestro de grado </text:h>
      <text:h text:style-name="P4" text:outline-level="3">FC: 412.065</text:h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05:04.342250236</meta:creation-date>
    <meta:print-date>2017-04-10T11:07:58.103275831</meta:print-date>
    <dc:date>2017-04-10T11:08:17.044247641</dc:date>
    <meta:editing-duration>PT23S</meta:editing-duration>
    <meta:editing-cycles>1</meta:editing-cycles>
    <meta:document-statistic meta:table-count="0" meta:image-count="0" meta:object-count="0" meta:page-count="1" meta:paragraph-count="8" meta:word-count="22" meta:character-count="125" meta:non-whitespace-character-count="110"/>
    <meta:generator>LibreOffice/5.2.6.2$Linux_X86_64 LibreOffice_project/20m0$Build-2</meta:generator>
  </office:meta>
</office:document-meta>
</file>